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 style:font-size-complex="10pt"/>
    </style:style>
    <style:style style:name="P2" style:family="paragraph" style:parent-style-name="Standard">
      <style:paragraph-properties fo:margin-left="0.501cm" fo:margin-right="0cm" fo:text-indent="0cm" style:auto-text-indent="false"/>
    </style:style>
    <style:style style:name="P3" style:family="paragraph" style:parent-style-name="Standard">
      <style:paragraph-properties fo:margin-left="0.501cm" fo:margin-right="0cm" fo:text-indent="0cm" style:auto-text-indent="false" fo:break-before="page"/>
    </style:style>
    <style:style style:name="P4" style:family="paragraph" style:parent-style-name="Standard">
      <style:paragraph-properties fo:margin-left="0.501cm" fo:margin-right="0cm" fo:text-indent="-0.501cm" style:auto-text-indent="false"/>
    </style:style>
    <style:style style:name="P5" style:family="paragraph" style:parent-style-name="Standard">
      <style:paragraph-properties fo:margin-left="0.501cm" fo:margin-right="0cm" fo:text-indent="-0.501cm" style:auto-text-indent="false"/>
      <style:text-properties officeooo:rsid="00140b18" officeooo:paragraph-rsid="00140b18"/>
    </style:style>
    <style:style style:name="P6"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officeooo:rsid="00193381" style:font-weight-asian="bold"/>
    </style:style>
    <style:style style:name="T3" style:family="text">
      <style:text-properties fo:language="none" fo:country="none" style:language-asian="none" style:country-asian="none" style:font-name-complex="Arial" style:font-size-complex="10pt"/>
    </style:style>
    <style:style style:name="T4" style:family="text">
      <style:text-properties officeooo:rsid="0012b14e"/>
    </style:style>
    <style:style style:name="T5" style:family="text">
      <style:text-properties officeooo:rsid="0016b133"/>
    </style:style>
    <style:style style:name="T6" style:family="text">
      <style:text-properties officeooo:rsid="00172325"/>
    </style:style>
    <style:style style:name="T7" style:family="text">
      <style:text-properties fo:font-weight="normal" officeooo:rsid="00193381" style:font-weight-asian="normal" style:font-weight-complex="normal"/>
    </style:style>
    <style:style style:name="T8" style:family="text">
      <style:text-properties fo:font-weight="normal" officeooo:rsid="0019ec7c"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ext:p>
      <text:h text:style-name="Heading_20_1" text:outline-level="1">Windows Performance Monitor</text:h>
      <text:p text:style-name="P5"/>
      <text:p text:style-name="P4"><text:span text:style-name="T4">a</text:span>) <text:tab/>Selitä lyhyesti mihin yleensä tarvitaan tietokantaympäristössä <text:span text:style-name="T1">monitorointeja? </text:span><text:span text:style-name="T7">Kerro mitä kannattaa monitoroida </text:span><text:span text:style-name="T8">tietokantojen kannalta</text:span><text:span text:style-name="T7">?</text:span><text:line-break/><text:line-break/>Vastaus:<text:line-break/>Monitoroinneista on kerrottu kerrottu ehkä selkeimmin SQL Server:in sivuilla: <text:a xlink:type="simple" xlink:href="http://msdn.microsoft.com/en-us/library/ms191199%28v=sql.105%29.aspx" text:style-name="Internet_20_link" text:visited-style-name="Visited_20_Internet_20_Link"><text:span text:style-name="Internet_20_link">http://msdn.microsoft.com/en-us/library/ms191199%28v=sql.105%29.aspx</text:span></text:a> <text:s/>ja <text:a xlink:type="simple" xlink:href="http://msdn.microsoft.com/en-us/library/bb510705%28v=sql.105%29.aspx" text:style-name="Internet_20_link" text:visited-style-name="Visited_20_Internet_20_Link"><text:span text:style-name="Internet_20_link">http://msdn.microsoft.com/en-us/library/bb510705%28v=sql.105%29.aspx</text:span></text:a>. Tietokantapalvelimella halutaan siis monitoroida tietokantainstanssiin yhteydessä olevien käyttäjien yhtyeksiä, prosessien numeroita ja niiden tilaa. Myös käyttäjien suorittamat sql kieliset lauseet ovat kiinnostuksen kohteena tässä ja objektien (taulut, prose<text:span text:style-name="T5">d</text:span>uurit, indeksit, tirggerit jne) lukitukset ja millaisia nämä lukot ovat (read vai write lukkoja esimerkiksi). Transaktiot voivat päätyä myös ”pattitilanteeseen” eli deadlock tilanteeseen. Tietokantapalvelin ratkaisee tämän yleensä siten, että transaktiosta rollback:taan se jos<text:span text:style-name="T6">sa</text:span> menetetään vähinten tehtyä työtä, tai se jolla on eniten työtä vielä tekemättä. Tässä on tietysti seurattava sitä, ettei käy niin, että jotain transaktiota ei saada koskaan ajettua loppuun. Myös tätä halutaan monitoroida.</text:p>
      <text:p text:style-name="P4"/>
      <text:p text:style-name="P2"/>
      <text:p text:style-name="P2"/>
      <text:p text:style-name="P2"/>
      <text:p text:style-name="P4"/>
      <text:p text:style-name="P3">IBM DB2:n dokumentaatiossa on ehkä selkeimmin kerrottu trace:istä: <text:a xlink:type="simple" xlink:href="http://publib.boulder.ibm.com/infocenter/db2luw/v9r5/index.jsp?topic=%2Fcom.ibm.db2.luw.admin.trb.doc%2Fdoc%2Fc0020800.html" text:style-name="Internet_20_link" text:visited-style-name="Visited_20_Internet_20_Link"><text:span text:style-name="Internet_20_link">http://publib.boulder.ibm.com/infocenter/db2luw/v9r5/index.jsp?topic=%2Fcom.ibm.db2.luw.admin.trb.doc%2Fdoc%2Fc0020800.html</text:span></text:a>. Trace:en avulla voi siis tallentaa tietoa tietokantapalvelimessa suoritettavista operaatioista ja tapahtumista. Edellä esiteltyjä monitoroitavia asioita voi siis automatisoida seurantaan ja tallentaa syntyvät ”raportit” trace:n avulla.<text:tab/></text:p>
      <text:p text:style-name="P4"/>
      <text:p text:style-name="P4"><text:tab/>Microsoft:in SQL Server trace:stä on kerrottu osoitteessa: <text:a xlink:type="simple" xlink:href="http://msdn.microsoft.com/en-us/library/hh245121.aspx" text:style-name="Internet_20_link" text:visited-style-name="Visited_20_Internet_20_Link"><text:span text:style-name="Internet_20_link">http://msdn.microsoft.com/en-us/library/hh245121.aspx</text:span></text:a> ja <text:s/><text:a xlink:type="simple" xlink:href="http://msdn.microsoft.com/en-us/library/ms188662.aspx" text:style-name="Internet_20_link" text:visited-style-name="Visited_20_Internet_20_Link"><text:span text:style-name="Internet_20_link">http://msdn.microsoft.com/en-us/library/ms188662.aspx</text:span></text:a> <text:line-brea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2.3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136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Tietokantahallinta <text:line-break/>Sauli Isonikkilä<text:tab/><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10:09:00</meta:creation-date>
    <dc:creator>Sauli Isonikkilä </dc:creator>
    <dc:date>2024-05-06T08:49:26.152000000</dc:date>
    <meta:print-date>2012-11-13T10:18:00</meta:print-date>
    <meta:editing-cycles>135</meta:editing-cycles>
    <meta:editing-duration>PT20H36M17S</meta:editing-duration>
    <meta:generator>LibreOffice/6.4.7.2$Windows_X86_64 LibreOffice_project/639b8ac485750d5696d7590a72ef1b496725cfb5</meta:generator>
    <meta:document-statistic meta:table-count="0" meta:image-count="0" meta:object-count="0" meta:page-count="2" meta:paragraph-count="6" meta:word-count="171" meta:character-count="1814" meta:non-whitespace-character-count="1639"/>
  </office:meta>
</office:document-meta>
</file>